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4.839cm" svg:height="6.999cm" svg:x="0.247cm" svg:y="-0.01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4cm" fo:page-height="6.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jörn Peemöller</meta:initial-creator>
    <meta:creation-date>2011-05-03T20:51:48</meta:creation-date>
    <dc:date>2011-05-03T21:03:09</dc:date>
    <dc:creator>Björn Peemöller</dc:creator>
    <meta:editing-duration>PT00H11M22S</meta:editing-duration>
    <meta:editing-cycles>1</meta:editing-cycles>
    <meta:document-statistic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83caff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4cm" svg:height="7cm" xlink:href="." chart:class="chart:bar" chart:style-name="ch1">
        <chart:legend chart:legend-position="end" svg:x="11.453cm" svg:y="2.021cm" chart:style-name="ch2"/>
        <chart:plot-area chart:style-name="ch3" chart:data-source-has-labels="both" svg:x="0.391cm" svg:y="0.14cm" svg:width="10.767cm" svg:height="6.58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title svg:x="0.297cm" svg:y="5.296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series chart:style-name="ch12" chart:values-cell-range-address="local-table.$F$2:.$F$2" chart:label-cell-address="local-table.$F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CS2+</text:p>
              </table:table-cell>
              <table:table-cell office:value-type="string">
                <text:p>KiCS2+HO</text:p>
              </table:table-cell>
              <table:table-cell office:value-type="string">
                <text:p>PAKCS </text:p>
              </table:table-cell>
              <table:table-cell office:value-type="string">
                <text:p>MCC   </text:p>
              </table:table-cell>
              <table:table-cell office:value-type="string">
                <text:p>GHC+  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2.44">
                <text:p>32.44</text:p>
              </table:table-cell>
              <table:table-cell office:value-type="float" office:value="0.2">
                <text:p>0.2</text:p>
              </table:table-cell>
              <table:table-cell office:value-type="float" office:value="6.94">
                <text:p>6.94</text:p>
              </table:table-cell>
              <table:table-cell office:value-type="float" office:value="0.24">
                <text:p>0.24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